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b34a" officeooo:paragraph-rsid="0010b34a"/>
    </style:style>
    <style:style style:name="P2" style:family="paragraph" style:parent-style-name="Standard">
      <style:text-properties officeooo:rsid="00164308" officeooo:paragraph-rsid="00176d53"/>
    </style:style>
    <style:style style:name="P3" style:family="paragraph" style:parent-style-name="Standard">
      <style:text-properties officeooo:rsid="00183ea7" officeooo:paragraph-rsid="00183ea7"/>
    </style:style>
    <style:style style:name="P4" style:family="paragraph" style:parent-style-name="Standard">
      <style:text-properties fo:font-size="18pt" style:text-underline-style="none" officeooo:rsid="001ad44b" officeooo:paragraph-rsid="001ad44b" style:font-size-asian="18pt" style:font-size-complex="18pt"/>
    </style:style>
    <style:style style:name="P5" style:family="paragraph" style:parent-style-name="Standard">
      <style:text-properties fo:font-size="18pt" style:text-underline-style="solid" style:text-underline-width="auto" style:text-underline-color="font-color" officeooo:rsid="001ad44b" officeooo:paragraph-rsid="001ad44b" style:font-size-asian="18pt" style:font-size-complex="18pt"/>
    </style:style>
    <style:style style:name="P6" style:family="paragraph" style:parent-style-name="Standard">
      <style:text-properties fo:font-size="18pt" officeooo:rsid="0010b34a" officeooo:paragraph-rsid="0010b34a" style:font-size-asian="18pt" style:font-size-complex="18pt"/>
    </style:style>
    <style:style style:name="P7" style:family="paragraph" style:parent-style-name="Standard" style:list-style-name="L1">
      <style:text-properties fo:font-size="18pt" officeooo:rsid="0010b34a" officeooo:paragraph-rsid="0012c195" style:font-size-asian="18pt" style:font-size-complex="18pt"/>
    </style:style>
    <style:style style:name="P8" style:family="paragraph" style:parent-style-name="Standard" style:list-style-name="L3">
      <style:text-properties fo:font-size="18pt" officeooo:rsid="0012c195" officeooo:paragraph-rsid="0012c195" style:font-size-asian="18pt" style:font-size-complex="18pt"/>
    </style:style>
    <style:style style:name="P9" style:family="paragraph" style:parent-style-name="Standard" style:list-style-name="L4">
      <style:text-properties fo:font-size="18pt" officeooo:rsid="0012c195" officeooo:paragraph-rsid="0012c195" style:font-size-asian="18pt" style:font-size-complex="18pt"/>
    </style:style>
    <style:style style:name="P10" style:family="paragraph" style:parent-style-name="Standard">
      <style:text-properties fo:font-size="18pt" officeooo:rsid="0012c195" officeooo:paragraph-rsid="0012c195" style:font-size-asian="18pt" style:font-size-complex="18pt"/>
    </style:style>
    <style:style style:name="P11" style:family="paragraph" style:parent-style-name="Standard" style:list-style-name="L5">
      <style:text-properties fo:font-size="18pt" officeooo:rsid="0012c195" officeooo:paragraph-rsid="0012c195" style:font-size-asian="18pt" style:font-size-complex="18pt"/>
    </style:style>
    <style:style style:name="P12" style:family="paragraph" style:parent-style-name="Standard">
      <style:text-properties fo:font-size="18pt" officeooo:rsid="00164308" officeooo:paragraph-rsid="00164308" style:font-size-asian="18pt" style:font-size-complex="18pt"/>
    </style:style>
    <style:style style:name="P13" style:family="paragraph" style:parent-style-name="Standard">
      <style:text-properties fo:font-size="18pt" officeooo:rsid="00183ea7" officeooo:paragraph-rsid="00176d53" style:font-size-asian="18pt" style:font-size-complex="18pt"/>
    </style:style>
    <style:style style:name="P14" style:family="paragraph" style:parent-style-name="Standard">
      <style:text-properties fo:font-size="18pt" officeooo:rsid="00183ea7" officeooo:paragraph-rsid="00183ea7" style:font-size-asian="18pt" style:font-size-complex="18pt"/>
    </style:style>
    <style:style style:name="P15" style:family="paragraph" style:parent-style-name="Standard">
      <style:text-properties fo:font-size="18pt" officeooo:rsid="001ad44b" officeooo:paragraph-rsid="001ad44b" style:font-size-asian="18pt" style:font-size-complex="18pt"/>
    </style:style>
    <style:style style:name="P16" style:family="paragraph" style:parent-style-name="Standard">
      <style:text-properties fo:font-size="18pt" officeooo:rsid="001ad44b" officeooo:paragraph-rsid="00183ea7" style:font-size-asian="18pt" style:font-size-complex="18pt"/>
    </style:style>
    <style:style style:name="P17" style:family="paragraph" style:parent-style-name="Standard">
      <style:text-properties fo:font-size="18pt" style:text-underline-style="solid" style:text-underline-width="auto" style:text-underline-color="font-color" officeooo:rsid="001ad44b" officeooo:paragraph-rsid="001ad44b" style:font-size-asian="18pt" style:font-size-complex="18pt"/>
    </style:style>
    <style:style style:name="P18" style:family="paragraph" style:parent-style-name="Standard">
      <style:text-properties fo:font-size="18pt" style:text-underline-style="none" officeooo:rsid="001ad44b" officeooo:paragraph-rsid="001ad44b" style:font-size-asian="18pt" style:font-size-complex="18pt"/>
    </style:style>
    <style:style style:name="P19" style:family="paragraph" style:parent-style-name="Standard" style:list-style-name="L1">
      <style:text-properties officeooo:rsid="0010b34a" officeooo:paragraph-rsid="0010b34a"/>
    </style:style>
    <style:style style:name="P20" style:family="paragraph" style:parent-style-name="Standard" style:list-style-name="L2">
      <style:text-properties officeooo:paragraph-rsid="0012c195"/>
    </style:style>
    <style:style style:name="P21" style:family="paragraph" style:parent-style-name="Standard" style:list-style-name="L3">
      <style:text-properties officeooo:paragraph-rsid="0010d697"/>
    </style:style>
    <style:style style:name="T1" style:family="text">
      <style:text-properties fo:font-size="18pt" style:font-size-asian="18pt" style:font-size-complex="18pt"/>
    </style:style>
    <style:style style:name="T2" style:family="text">
      <style:text-properties fo:font-size="18pt" officeooo:rsid="0010d697" style:font-size-asian="18pt" style:font-size-complex="18pt"/>
    </style:style>
    <style:style style:name="T3" style:family="text">
      <style:text-properties fo:font-size="18pt" officeooo:rsid="0012c195" style:font-size-asian="18pt" style:font-size-complex="18pt"/>
    </style:style>
    <style:style style:name="T4" style:family="text">
      <style:text-properties fo:font-size="18pt" officeooo:rsid="00176d53" style:font-size-asian="18pt" style:font-size-complex="18pt"/>
    </style:style>
    <style:style style:name="T5" style:family="text">
      <style:text-properties fo:font-size="18pt" officeooo:rsid="00183ea7" style:font-size-asian="18pt" style:font-size-complex="18pt"/>
    </style:style>
    <style:style style:name="T6" style:family="text">
      <style:text-properties fo:font-size="18pt" style:text-underline-style="solid" style:text-underline-width="auto" style:text-underline-color="font-color" style:font-size-asian="18pt" style:font-size-complex="18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Το λεξιλόγιο και η σύνταξη της γλώσσας έχουν υλοποιηθεί με βάση την ΓΧΣ που έχει δωθεί στην εκφώνηση. Πιο συγκεκριμένα</text:p>
      <text:p text:style-name="P1"><text:span text:style-name="T1">το προγραμμα αποτελείται από εντολές που διαχωρίζονται με ‘;’ ενώ η τελευ</text:span><text:span text:style-name="T3">τ</text:span><text:span text:style-name="T1">αία εντολή δεν τελειώνει με ‘;’. Υπάρχουν πέντε τύπουι εντολών: </text:span></text:p>
      <text:list xml:id="list3880130760" text:style-name="L1">
        <text:list-item>
          <text:p text:style-name="P7">Η εκχώρηση τιμής που έχει την μορφή: </text:p>
          <text:list>
            <text:list-item>
              <text:list>
                <text:list-item>
                  <text:list>
                    <text:list-header>
                      <text:p text:style-name="P7">όνομα := έκφραση</text:p>
                    </text:list-header>
                  </text:list>
                </text:list-item>
              </text:list>
            </text:list-item>
          </text:list>
        </text:list-item>
        <text:list-item>
          <text:p text:style-name="P19"><text:span text:style-name="T2">Η</text:span><text:span text:style-name="T1"> εντολή επιλογής </text:span><text:span text:style-name="T2">που έχει την μορφή: </text:span></text:p>
        </text:list-item>
      </text:list>
      <text:list xml:id="list3031029211" text:style-name="L2">
        <text:list-item>
          <text:p text:style-name="P20"><text:span text:style-name="T2">if </text:span><text:span text:style-name="T3">έκφραση</text:span><text:span text:style-name="T2"> then εντολές end <text:s/>ή</text:span></text:p>
        </text:list-item>
        <text:list-item>
          <text:p text:style-name="P20"><text:span text:style-name="T2">if </text:span><text:span text:style-name="T3">έκφραση</text:span><text:span text:style-name="T2"> then εντολές else εντολές end</text:span></text:p>
        </text:list-item>
      </text:list>
      <text:list xml:id="list3043999589" text:style-name="L3">
        <text:list-item>
          <text:p text:style-name="P21"><text:span text:style-name="T2">Η εντολή επανάληψης </text:span><text:span text:style-name="T3">που έχει την μορφή: </text:span></text:p>
          <text:list>
            <text:list-item>
              <text:list>
                <text:list-item>
                  <text:list>
                    <text:list-header>
                      <text:p text:style-name="P8">repeat εντολές until έκφραση</text:p>
                    </text:list-header>
                  </text:list>
                </text:list-item>
              </text:list>
            </text:list-item>
          </text:list>
        </text:list-item>
        <text:list-item>
          <text:p text:style-name="P8">Οι εντολές ανάγνωσης:</text:p>
        </text:list-item>
      </text:list>
      <text:list xml:id="list3095821165" text:style-name="L4">
        <text:list-item>
          <text:list>
            <text:list-item>
              <text:list>
                <text:list-item>
                  <text:list>
                    <text:list-item>
                      <text:list>
                        <text:list-item>
                          <text:p text:style-name="P9">read ονομα</text:p>
                        </text:list-item>
                        <text:list-item>
                          <text:p text:style-name="P9">write ονομα</text:p>
                        </text:list-item>
                      </text:list>
                    </text:list-item>
                  </text:list>
                </text:list-item>
              </text:list>
            </text:list-item>
          </text:list>
        </text:list-item>
      </text:list>
      <text:p text:style-name="P10">Η εκφράσεις αποτελούνται από αριθμούς ονόματα που χωρίζονται από τους εξής τελεστές:</text:p>
      <text:list xml:id="list3626546495" text:style-name="L5">
        <text:list-item>
          <text:p text:style-name="P11">Αριθμητικούς: *, / , +, -</text:p>
        </text:list-item>
        <text:list-item>
          <text:p text:style-name="P11">Συγκριτικούς: &lt;, =</text:p>
        </text:list-item>
      </text:list>
      <text:p text:style-name="P10"/>
      <text:p text:style-name="P12">Για την υλοποίηση της γλώσσας χρησιμοποιέιται το flex για την λεξική ανάληση όπου το πρόγραμμα χωρίζεται σε tokens. Αυτά τα tokens τα δέχεται στην συνέχεια ο parser που κάνει την συντακτική ανάλυση. Ο parser υλοποιέιται με το bison.</text:p>
      <text:p text:style-name="P2"><text:span text:style-name="T1">Στην συντακτική ανάλυση οι κανόνες εχουν υλοποιηθεί ακριβώς έτσι όπως δίνεται η ΓΧΣ. </text:span><text:span text:style-name="T4">Για το συντακτικό δένδρο</text:span><text:span text:style-name="T1"> </text:span><text:span text:style-name="T4">ορίζεται ενα struct Node που περιέχει τύπο ορισμένο με enums και data που αποθηκεύουν έτσι όπως ορίζεται ο κάθε κανόνας τα δεδομένα του. Κάθε μη τερματικό αποθηκεύεται ως δείκτης σε ένα καινούριο <text:s/>Νode. </text:span><text:span text:style-name="T5">Για την εκτύπωση του δένδρου το δενδρο διασχίζεται αναδρομικά από το root node προς τα κάτω από τα αριστερά στα δεξία και τυπώνει τα δεδομένα με κενά ανάλογα με το αντίστοιχο βάθος. Για την παραγωγή του mixal κώδικα το δένδρο διασχίζεται από το root node και ανάλογα τον τύπο του node πρώτα τα δεξία ή </text:span><text:soft-page-break/><text:span text:style-name="T5">πρώτα αριστερά για να τηρηθεί η σωστή προτεραιότητα των τελεστών.</text:span></text:p>
      <text:p text:style-name="P13"/>
      <text:p text:style-name="P14">Παράδειγμα </text:p>
      <text:p text:style-name="P3"><text:span text:style-name="T6">Input</text:span><text:span text:style-name="T1">:</text:span></text:p>
      <text:p text:style-name="P14">a := 1;</text:p>
      <text:p text:style-name="P14">if a + 1 &lt; 6 then </text:p>
      <text:p text:style-name="P14"><text:s text:c="4"/>a := 4;</text:p>
      <text:p text:style-name="P14"><text:s text:c="4"/>mjd2 := 2</text:p>
      <text:p text:style-name="P14">end</text:p>
      <text:p text:style-name="P14"/>
      <text:p text:style-name="P3"><text:span text:style-name="T6">Output</text:span><text:span text:style-name="T1">:</text:span></text:p>
      <text:p text:style-name="P16"><text:tab/>ORIG 1000</text:p>
      <text:p text:style-name="P16">START<text:tab/>LDA =1=</text:p>
      <text:p text:style-name="P16"><text:tab/>STA a</text:p>
      <text:p text:style-name="P16"><text:tab/>LDA =1=</text:p>
      <text:p text:style-name="P16"><text:tab/>STA T0</text:p>
      <text:p text:style-name="P16"><text:tab/>LDA a</text:p>
      <text:p text:style-name="P16"><text:tab/>ADD T0</text:p>
      <text:p text:style-name="P16"><text:tab/>STA T1</text:p>
      <text:p text:style-name="P16"><text:tab/>LDA =6=</text:p>
      <text:p text:style-name="P16"><text:tab/>STA T2</text:p>
      <text:p text:style-name="P16"><text:tab/>LDA T1</text:p>
      <text:p text:style-name="P16"><text:tab/>CMPA T2</text:p>
      <text:p text:style-name="P16"><text:tab/>JL TRUE</text:p>
      <text:p text:style-name="P16"><text:tab/>LDA <text:s/>=0=</text:p>
      <text:p text:style-name="P16"><text:tab/>JMP DONE</text:p>
      <text:p text:style-name="P16">TRUE LDA <text:s/>=1=</text:p>
      <text:p text:style-name="P16">DONE NOP</text:p>
      <text:p text:style-name="P16"><text:tab/>CMPA 0</text:p>
      <text:p text:style-name="P16"><text:tab/>JE ENDIF</text:p>
      <text:p text:style-name="P16"><text:tab/>LDA =4=</text:p>
      <text:p text:style-name="P16"><text:tab/>STA a</text:p>
      <text:p text:style-name="P16"><text:tab/>LDA =2=</text:p>
      <text:p text:style-name="P16"><text:tab/>STA mjd2</text:p>
      <text:p text:style-name="P16"><text:soft-page-break/>ENDIF NOP</text:p>
      <text:p text:style-name="P16">a CON 0</text:p>
      <text:p text:style-name="P16">mjd2 CON 0</text:p>
      <text:p text:style-name="P16">T0 CON 0</text:p>
      <text:p text:style-name="P16">T1 CON 0</text:p>
      <text:p text:style-name="P16">T2 CON 0</text:p>
      <text:p text:style-name="P16"><text:tab/>END <text:s/>START</text:p>
      <text:p text:style-name="P16"/>
      <text:p text:style-name="P5">INPUT</text:p>
      <text:p text:style-name="P4">read x;</text:p>
      <text:p text:style-name="P4">if 0 &lt; x then</text:p>
      <text:p text:style-name="P4"><text:s text:c="4"/>fact := 1;</text:p>
      <text:p text:style-name="P4"><text:s text:c="4"/>repeat</text:p>
      <text:p text:style-name="P4"><text:s text:c="8"/>fact := fact * x;</text:p>
      <text:p text:style-name="P4"><text:s text:c="8"/>x := x - 1</text:p>
      <text:p text:style-name="P4"><text:s text:c="4"/>until x = 0;</text:p>
      <text:p text:style-name="P4">write fact</text:p>
      <text:p text:style-name="P4">end</text:p>
      <text:p text:style-name="P4"/>
      <text:p text:style-name="P5">OUTPUT</text:p>
      <text:p text:style-name="P4"><text:tab/>ORIG 1000</text:p>
      <text:p text:style-name="P4">START<text:tab/>IN 16</text:p>
      <text:p text:style-name="P4"><text:tab/>STA x</text:p>
      <text:p text:style-name="P4"><text:tab/>LDA =0=</text:p>
      <text:p text:style-name="P4"><text:tab/>STA T0</text:p>
      <text:p text:style-name="P4"><text:tab/>LDA x</text:p>
      <text:p text:style-name="P4"><text:tab/>STA T1</text:p>
      <text:p text:style-name="P4"><text:tab/>LDA T0</text:p>
      <text:p text:style-name="P4"><text:tab/>CMPA T1</text:p>
      <text:p text:style-name="P4"><text:tab/>JL TRUE</text:p>
      <text:p text:style-name="P4"><text:tab/>LDA <text:s/>=0=</text:p>
      <text:p text:style-name="P4"><text:tab/>JMP DONE</text:p>
      <text:p text:style-name="P4">TRUE LDA <text:s/>=1=</text:p>
      <text:p text:style-name="P4">DONE NOP</text:p>
      <text:p text:style-name="P4"><text:tab/>CMPA 0</text:p>
      <text:p text:style-name="P4"><text:soft-page-break/><text:tab/>JE ENDIF</text:p>
      <text:p text:style-name="P4"><text:tab/>LDA =1=</text:p>
      <text:p text:style-name="P4"><text:tab/>STA fact</text:p>
      <text:p text:style-name="P4">REPEAT<text:tab/>LDA x</text:p>
      <text:p text:style-name="P4"><text:tab/>STA T2</text:p>
      <text:p text:style-name="P4"><text:tab/>LDA fact</text:p>
      <text:p text:style-name="P4"><text:tab/>MUL T2</text:p>
      <text:p text:style-name="P4"><text:tab/>STX T2</text:p>
      <text:p text:style-name="P4"><text:tab/>LDA T2</text:p>
      <text:p text:style-name="P4"><text:tab/>STA fact</text:p>
      <text:p text:style-name="P4"><text:tab/>LDA =1=</text:p>
      <text:p text:style-name="P4"><text:tab/>STA T3</text:p>
      <text:p text:style-name="P4"><text:tab/>LDA x</text:p>
      <text:p text:style-name="P4"><text:tab/>SUB T3</text:p>
      <text:p text:style-name="P4"><text:tab/>STA x</text:p>
      <text:p text:style-name="P4"><text:tab/>LDA x</text:p>
      <text:p text:style-name="P4"><text:tab/>STA T4</text:p>
      <text:p text:style-name="P4"><text:tab/>LDA =0=</text:p>
      <text:p text:style-name="P4"><text:tab/>STA T5</text:p>
      <text:p text:style-name="P4"><text:tab/>LDA T4</text:p>
      <text:p text:style-name="P4"><text:tab/>CMPA T5</text:p>
      <text:p text:style-name="P4"><text:tab/>JE TRUE</text:p>
      <text:p text:style-name="P4"><text:tab/>LDA <text:s/>=0=</text:p>
      <text:p text:style-name="P4"><text:tab/>JMP DONE</text:p>
      <text:p text:style-name="P4">TRUE LDA <text:s/>=1=</text:p>
      <text:p text:style-name="P4">DONE NOP</text:p>
      <text:p text:style-name="P4"><text:tab/>CMPA 0</text:p>
      <text:p text:style-name="P4"><text:tab/>JE REPEAT</text:p>
      <text:p text:style-name="P4"><text:tab/>LDA fact</text:p>
      <text:p text:style-name="P4"><text:tab/>OUT 16</text:p>
      <text:p text:style-name="P4">ENDIF NOP</text:p>
      <text:p text:style-name="P4">x CON 0</text:p>
      <text:p text:style-name="P4">fact CON 0</text:p>
      <text:p text:style-name="P4">T0 CON 0</text:p>
      <text:p text:style-name="P4">T1 CON 0</text:p>
      <text:p text:style-name="P4"><text:soft-page-break/>T2 CON 0</text:p>
      <text:p text:style-name="P4">T3 CON 0</text:p>
      <text:p text:style-name="P4">T4 CON 0</text:p>
      <text:p text:style-name="P4">T5 CON 0</text:p>
      <text:p text:style-name="P4"><text:tab/>END <text:s/>STAR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08:31:04.179873965</meta:creation-date>
    <dc:date>2024-09-26T22:39:32.532410357</dc:date>
    <meta:editing-duration>PT53M7S</meta:editing-duration>
    <meta:editing-cycles>5</meta:editing-cycles>
    <meta:generator>LibreOffice/7.3.7.2$Linux_X86_64 LibreOffice_project/30$Build-2</meta:generator>
    <meta:document-statistic meta:table-count="0" meta:image-count="0" meta:object-count="0" meta:page-count="5" meta:paragraph-count="121" meta:word-count="514" meta:character-count="2484" meta:non-whitespace-character-count="1990"/>
  </office:meta>
</office:document-meta>
</file>